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Ubuntu Mono1" svg:font-family="'Ubuntu Mono'" style:font-pitch="fixed"/>
    <style:font-face style:name="Ubuntu Mono" svg:font-family="'Ubuntu Mono'"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officeooo:rsid="000555bc" officeooo:paragraph-rsid="000555bc"/>
    </style:style>
    <style:style style:name="P2" style:family="paragraph" style:parent-style-name="Standard">
      <style:text-properties style:font-name="Ubuntu Mono" officeooo:rsid="00072689" officeooo:paragraph-rsid="00072689"/>
    </style:style>
    <style:style style:name="P3" style:family="paragraph" style:parent-style-name="Standard">
      <style:text-properties style:font-name="Ubuntu Mono" officeooo:rsid="000c083e" officeooo:paragraph-rsid="00072689"/>
    </style:style>
    <style:style style:name="P4" style:family="paragraph" style:parent-style-name="Standard">
      <style:text-properties officeooo:paragraph-rsid="0007c14e"/>
    </style:style>
    <style:style style:name="P5" style:family="paragraph" style:parent-style-name="Standard">
      <style:text-properties officeooo:rsid="0009322d" officeooo:paragraph-rsid="0009322d"/>
    </style:style>
    <style:style style:name="P6" style:family="paragraph" style:parent-style-name="Standard">
      <style:text-properties officeooo:paragraph-rsid="000ae388"/>
    </style:style>
    <style:style style:name="P7" style:family="paragraph" style:parent-style-name="Standard">
      <style:text-properties officeooo:paragraph-rsid="000b23ac"/>
    </style:style>
    <style:style style:name="P8" style:family="paragraph" style:parent-style-name="Standard">
      <style:text-properties style:font-name="Ubuntu Mono" officeooo:rsid="000ae388" officeooo:paragraph-rsid="0009322d"/>
    </style:style>
    <style:style style:name="P9" style:family="paragraph" style:parent-style-name="Standard">
      <style:text-properties style:font-name="Ubuntu Mono" officeooo:rsid="000b23ac" officeooo:paragraph-rsid="000b23ac"/>
    </style:style>
    <style:style style:name="P10" style:family="paragraph" style:parent-style-name="Standard">
      <style:text-properties style:font-name="Ubuntu Mono" officeooo:rsid="000c083e" officeooo:paragraph-rsid="000b23ac"/>
    </style:style>
    <style:style style:name="P11" style:family="paragraph" style:parent-style-name="Standard">
      <style:paragraph-properties fo:text-align="end" style:justify-single-word="false"/>
      <style:text-properties style:font-name="Ubuntu Mono" officeooo:rsid="0014ed11" officeooo:paragraph-rsid="0014ed11"/>
    </style:style>
    <style:style style:name="P12" style:family="paragraph" style:parent-style-name="Standard">
      <style:paragraph-properties fo:text-align="center" style:justify-single-word="false"/>
      <style:text-properties style:font-name="Ubuntu Mono" fo:font-size="16pt" officeooo:rsid="000555bc" officeooo:paragraph-rsid="000555bc" style:font-size-asian="16pt" style:font-size-complex="16pt"/>
    </style:style>
    <style:style style:name="P13" style:family="paragraph" style:parent-style-name="Standard">
      <style:text-properties style:font-name="Ubuntu Mono" fo:font-size="14pt" fo:font-weight="bold" officeooo:rsid="000555bc" officeooo:paragraph-rsid="000555bc" style:font-size-asian="14pt" style:font-weight-asian="bold" style:font-size-complex="14pt" style:font-weight-complex="bold"/>
    </style:style>
    <style:style style:name="P14" style:family="paragraph" style:parent-style-name="Standard">
      <style:text-properties style:font-name="Ubuntu Mono" officeooo:rsid="00072689" officeooo:paragraph-rsid="00072689"/>
    </style:style>
    <style:style style:name="P15" style:family="paragraph" style:parent-style-name="Standard">
      <style:text-properties style:font-name="Ubuntu Mono" officeooo:rsid="001b3ab7" officeooo:paragraph-rsid="001b3ab7"/>
    </style:style>
    <style:style style:name="P16" style:family="paragraph" style:parent-style-name="Standard" style:list-style-name="L4">
      <style:text-properties style:font-name="Ubuntu Mono" officeooo:rsid="001b3ab7" officeooo:paragraph-rsid="001b3ab7"/>
    </style:style>
    <style:style style:name="P17" style:family="paragraph" style:parent-style-name="Standard" style:list-style-name="L2">
      <style:text-properties officeooo:rsid="000df0df" officeooo:paragraph-rsid="000df0df"/>
    </style:style>
    <style:style style:name="P18" style:family="paragraph" style:parent-style-name="Standard">
      <style:text-properties style:font-name="Ubuntu Mono1" officeooo:rsid="000c083e" officeooo:paragraph-rsid="000c083e"/>
    </style:style>
    <style:style style:name="P19" style:family="paragraph" style:parent-style-name="Standard" style:list-style-name="L1">
      <style:text-properties style:font-name="Ubuntu Mono1" officeooo:rsid="000c083e" officeooo:paragraph-rsid="000c083e"/>
    </style:style>
    <style:style style:name="P20" style:family="paragraph" style:parent-style-name="Standard">
      <style:text-properties style:font-name="Ubuntu Mono1" officeooo:rsid="000df0df" officeooo:paragraph-rsid="000df0df"/>
    </style:style>
    <style:style style:name="P21" style:family="paragraph" style:parent-style-name="Standard" style:list-style-name="L2">
      <style:text-properties style:font-name="Ubuntu Mono1" officeooo:rsid="000df0df" officeooo:paragraph-rsid="000df0df"/>
    </style:style>
    <style:style style:name="P22" style:family="paragraph" style:parent-style-name="Standard">
      <style:text-properties style:font-name="Ubuntu Mono1" officeooo:rsid="000f4b0b" officeooo:paragraph-rsid="000f4b0b"/>
    </style:style>
    <style:style style:name="P23" style:family="paragraph" style:parent-style-name="Standard">
      <style:text-properties style:font-name="Ubuntu Mono1" officeooo:rsid="000f4b0b" officeooo:paragraph-rsid="0011fbb4"/>
    </style:style>
    <style:style style:name="P24" style:family="paragraph" style:parent-style-name="Standard">
      <style:text-properties style:font-name="Ubuntu Mono1" officeooo:rsid="0011fbb4" officeooo:paragraph-rsid="0011fbb4"/>
    </style:style>
    <style:style style:name="P25" style:family="paragraph" style:parent-style-name="Standard">
      <style:text-properties style:font-name="Ubuntu Mono1" officeooo:rsid="0012c942" officeooo:paragraph-rsid="0012c942"/>
    </style:style>
    <style:style style:name="P26" style:family="paragraph" style:parent-style-name="Standard" style:list-style-name="L3">
      <style:text-properties style:font-name="Ubuntu Mono1" officeooo:rsid="0012c942" officeooo:paragraph-rsid="0012c942"/>
    </style:style>
    <style:style style:name="P27" style:family="paragraph" style:parent-style-name="Standard">
      <style:text-properties style:font-name="Ubuntu Mono1" officeooo:rsid="0012fca5" officeooo:paragraph-rsid="0012fca5"/>
    </style:style>
    <style:style style:name="P28" style:family="paragraph" style:parent-style-name="Standard">
      <style:text-properties style:font-name="Ubuntu Mono1" officeooo:rsid="0012fe66" officeooo:paragraph-rsid="0012fe66"/>
    </style:style>
    <style:style style:name="P29" style:family="paragraph" style:parent-style-name="Standard">
      <style:text-properties style:font-name="Ubuntu Mono1" fo:font-size="14pt" fo:font-weight="bold" officeooo:rsid="000c083e" officeooo:paragraph-rsid="000c083e" style:font-size-asian="14pt" style:font-weight-asian="bold" style:font-size-complex="14pt" style:font-weight-complex="bold"/>
    </style:style>
    <style:style style:name="P30" style:family="paragraph" style:parent-style-name="Standard">
      <style:text-properties style:font-name="Ubuntu Mono1" fo:font-size="14pt" fo:font-weight="bold" officeooo:rsid="0012fca5" officeooo:paragraph-rsid="0012fca5" style:font-size-asian="14pt" style:font-weight-asian="bold" style:font-size-complex="14pt" style:font-weight-complex="bold"/>
    </style:style>
    <style:style style:name="P31" style:family="paragraph" style:parent-style-name="Standard">
      <style:text-properties style:font-name="Ubuntu Mono1" fo:font-weight="bold" officeooo:rsid="000c083e" officeooo:paragraph-rsid="000c083e" style:font-weight-asian="bold" style:font-weight-complex="bold"/>
    </style:style>
    <style:style style:name="P32" style:family="paragraph" style:parent-style-name="Standard">
      <style:text-properties style:font-name="Ubuntu Mono1" fo:font-weight="bold" officeooo:rsid="000f4b0b" officeooo:paragraph-rsid="000f4b0b" style:font-weight-asian="bold" style:font-weight-complex="bold"/>
    </style:style>
    <style:style style:name="P33" style:family="paragraph" style:parent-style-name="Standard">
      <style:text-properties style:font-name="Ubuntu Mono1" fo:font-weight="bold" officeooo:rsid="0011fbb4" officeooo:paragraph-rsid="0011fbb4" style:font-weight-asian="bold" style:font-weight-complex="bold"/>
    </style:style>
    <style:style style:name="P34" style:family="paragraph" style:parent-style-name="Standard">
      <style:text-properties style:font-name="Ubuntu Mono1" fo:font-weight="bold" officeooo:rsid="0012fca5" officeooo:paragraph-rsid="0012fca5" style:font-weight-asian="bold" style:font-weight-complex="bold"/>
    </style:style>
    <style:style style:name="P35" style:family="paragraph" style:parent-style-name="Standard">
      <style:text-properties style:font-name="Ubuntu Mono1" officeooo:rsid="0016c656" officeooo:paragraph-rsid="0016c656"/>
    </style:style>
    <style:style style:name="P36" style:family="paragraph" style:parent-style-name="Standard">
      <style:text-properties style:font-name="Ubuntu Mono1" officeooo:rsid="00177c54" officeooo:paragraph-rsid="00177c54"/>
    </style:style>
    <style:style style:name="P37" style:family="paragraph" style:parent-style-name="Standard">
      <style:text-properties officeooo:paragraph-rsid="00177c54"/>
    </style:style>
    <style:style style:name="P38" style:family="paragraph" style:parent-style-name="Standard">
      <style:text-properties officeooo:paragraph-rsid="0018f77e"/>
    </style:style>
    <style:style style:name="P39" style:family="paragraph" style:parent-style-name="Standard">
      <style:text-properties officeooo:rsid="001ad397" officeooo:paragraph-rsid="001ad397"/>
    </style:style>
    <style:style style:name="T1" style:family="text">
      <style:text-properties officeooo:rsid="00072689"/>
    </style:style>
    <style:style style:name="T2" style:family="text">
      <style:text-properties style:font-name="Ubuntu Mono"/>
    </style:style>
    <style:style style:name="T3" style:family="text">
      <style:text-properties style:font-name="Ubuntu Mono" officeooo:rsid="0007c14e"/>
    </style:style>
    <style:style style:name="T4" style:family="text">
      <style:text-properties style:font-name="Ubuntu Mono" officeooo:rsid="0009322d"/>
    </style:style>
    <style:style style:name="T5" style:family="text">
      <style:text-properties style:font-name="Ubuntu Mono" officeooo:rsid="000ae388"/>
    </style:style>
    <style:style style:name="T6" style:family="text">
      <style:text-properties style:font-name="Ubuntu Mono" officeooo:rsid="000b23ac"/>
    </style:style>
    <style:style style:name="T7" style:family="text">
      <style:text-properties style:font-name="Ubuntu Mono" officeooo:rsid="000c083e"/>
    </style:style>
    <style:style style:name="T8" style:family="text">
      <style:text-properties officeooo:rsid="000c083e"/>
    </style:style>
    <style:style style:name="T9" style:family="text">
      <style:text-properties officeooo:rsid="000ffb8c"/>
    </style:style>
    <style:style style:name="T10" style:family="text">
      <style:text-properties officeooo:rsid="00104aa1"/>
    </style:style>
    <style:style style:name="T11" style:family="text">
      <style:text-properties officeooo:rsid="0011fbb4"/>
    </style:style>
    <style:style style:name="T12" style:family="text">
      <style:text-properties officeooo:rsid="0012fca5"/>
    </style:style>
    <style:style style:name="T13" style:family="text">
      <style:text-properties style:font-name="Ubuntu Mono1"/>
    </style:style>
    <style:style style:name="T14" style:family="text">
      <style:text-properties officeooo:rsid="0012fe66"/>
    </style:style>
    <style:style style:name="T15" style:family="text">
      <style:text-properties officeooo:rsid="0014848e"/>
    </style:style>
    <style:style style:name="T16" style:family="text">
      <style:text-properties officeooo:rsid="0014ed11"/>
    </style:style>
    <style:style style:name="T17" style:family="text">
      <style:text-properties fo:font-weight="bold" style:font-weight-asian="bold" style:font-weight-complex="bold"/>
    </style:style>
    <style:style style:name="T18" style:family="text">
      <style:text-properties officeooo:rsid="0016c656"/>
    </style:style>
    <style:style style:name="T19" style:family="text">
      <style:text-properties style:text-position="super 58%"/>
    </style:style>
    <style:style style:name="T20" style:family="text">
      <style:text-properties style:text-position="0% 100%"/>
    </style:style>
    <style:style style:name="T21" style:family="text">
      <style:text-properties style:text-position="0% 100%" officeooo:rsid="00177c54"/>
    </style:style>
    <style:style style:name="T22" style:family="text">
      <style:text-properties style:text-position="0% 100%" style:font-name="Ubuntu Mono1"/>
    </style:style>
    <style:style style:name="T23" style:family="text">
      <style:text-properties style:text-position="0% 100%" style:font-name="Ubuntu Mono1" officeooo:rsid="00177c54"/>
    </style:style>
    <style:style style:name="T24" style:family="text">
      <style:text-properties style:text-position="0% 100%" style:font-name="Ubuntu Mono1" officeooo:rsid="0018f77e"/>
    </style:style>
    <style:style style:name="T25" style:family="text">
      <style:text-properties style:text-position="0% 100%" style:font-name="Ubuntu Mono1" officeooo:rsid="001ad397"/>
    </style:style>
    <style:style style:name="T26" style:family="text">
      <style:text-properties style:text-position="0% 100%" style:font-name="Ubuntu Mono1" officeooo:rsid="001b3ab7"/>
    </style:style>
    <style:style style:name="T27" style:family="text">
      <style:text-properties style:text-position="0% 100%" officeooo:rsid="0018f77e"/>
    </style:style>
    <style:style style:name="T28" style:family="text">
      <style:text-properties officeooo:rsid="00177c54"/>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lejandro Fernandez del Valle Herrera</text:p>
      <text:p text:style-name="P11">A01024998</text:p>
      <text:p text:style-name="P12"><text:span text:style-name="T1">Código</text:span> de <text:span text:style-name="T1">modelación</text:span> <text:span text:style-name="T1">volcánica</text:span></text:p>
      <text:p text:style-name="P1"/>
      <text:p text:style-name="P1"/>
      <text:p text:style-name="P13"><text:span text:style-name="T8">P</text:span>arte1, correr <text:span text:style-name="T1">código</text:span>:</text:p>
      <text:p text:style-name="P1"/>
      <text:p text:style-name="P15"><text:span text:style-name="T17">¡Requerimientos!:</text:span> </text:p>
      <text:p text:style-name="P15">tener instalado: </text:p>
      <text:list xml:id="list4237198157" text:style-name="L4">
        <text:list-item>
          <text:p text:style-name="P16">python3.8.x</text:p>
        </text:list-item>
        <text:list-item>
          <text:p text:style-name="P16">numpy</text:p>
        </text:list-item>
        <text:list-item>
          <text:p text:style-name="P16">matplotlib</text:p>
        </text:list-item>
        <text:list-item>
          <text:p text:style-name="P16">mpl_toolkits (incluido en matplotlib, pero es requerido en caso de tener instalación especial)</text:p>
        </text:list-item>
      </text:list>
      <text:p text:style-name="P2"/>
      <text:p text:style-name="P2">dentro de la carpeta, encontrás un archivo con nombre:</text:p>
      <text:p text:style-name="P2"/>
      <text:p text:style-name="P2">main.py</text:p>
      <text:p text:style-name="P3"/>
      <text:p text:style-name="P2">Este es el archivo principal de donde corre todo.</text:p>
      <text:p text:style-name="P2">Para esta entrega, cree 3 presets que puedes disfrutar con solo correrlo</text:p>
      <text:p text:style-name="P2"/>
      <text:p text:style-name="P4"><text:span text:style-name="T3">el primero es una grafica usando solamente un angulo d 45° y </text:span><text:span text:style-name="T4">una magnitud de 141.4213562. </text:span></text:p>
      <text:p text:style-name="P5"><text:span text:style-name="T5">También</text:span><text:span text:style-name="T2"> tiene un radio </text:span><text:span text:style-name="T5">de 10.</text:span></text:p>
      <text:p text:style-name="P8"/>
      <text:p text:style-name="P6"><text:span text:style-name="T5">la segunda g</text:span><text:span text:style-name="T3">rafica </text:span><text:span text:style-name="T5">se calcula un poco diferente, se van a crear 10 diferentes lineas, con una velocidad inicial en X yendo desde 50 a 200 m/s, y con una velocidad en Y desde 50 a 200 m/s. El </text:span><text:span text:style-name="T6">radio cambia de 0.01 a 50. </text:span></text:p>
      <text:p text:style-name="P9">Se podrán apreciar tanto las lineas con y sin resistencia al aire.</text:p>
      <text:p text:style-name="P9"/>
      <text:p text:style-name="P7"><text:span text:style-name="T6">La ultima grafica sera una grafica en 3D. En esta grafica, se da </text:span><text:span text:style-name="T7">la velocidad inicial de Y como un numero aleatorio de 50 a 100. Los valores de velocidad inicial en X y Z se dan con un numero aleatorio de -50 a 50. Estos valores aseguran que el angulo este desde los 45° a los 90° en todas las direcciones, y jamas llegue a ser uno menor.</text:span></text:p>
      <text:p text:style-name="P10"/>
      <text:p text:style-name="P10"/>
      <text:p text:style-name="P29">Parte2, dataCreator.py:</text:p>
      <text:p text:style-name="P18"/>
      <text:p text:style-name="P18"><text:span text:style-name="T17">dataCreator</text:span> se divide en 3 partes:</text:p>
      <text:list xml:id="list1857000204" text:style-name="L1">
        <text:list-item>
          <text:p text:style-name="P19">variables globales</text:p>
        </text:list-item>
        <text:list-item>
          <text:p text:style-name="P19">clase ‘rock’</text:p>
        </text:list-item>
        <text:list-item>
          <text:p text:style-name="P19">clase ‘plotter’</text:p>
        </text:list-item>
      </text:list>
      <text:p text:style-name="P18"/>
      <text:p text:style-name="P31">variables globales:</text:p>
      <text:p text:style-name="P20">aquí es donde se definen las variables globales, estas incluyen:</text:p>
      <text:list xml:id="list2621291617" text:style-name="L2">
        <text:list-item>
          <text:p text:style-name="P21">delta_t = 0.02</text:p>
          <text:list>
            <text:list-item>
              <text:p text:style-name="P21">define el cambio de posiciones, en caso de tener una computadora no tan buena, es recomendado poner 0.1</text:p>
            </text:list-item>
          </text:list>
        </text:list-item>
        <text:list-item>
          <text:p text:style-name="P21">rangeInTime = (0.0,100.0) </text:p>
          <text:list>
            <text:list-item>
              <text:p text:style-name="P21">define el rango de donde a donde construir los tiempos, por predeterminado, se crea una lista de 0 a 100 s</text:p>
            </text:list-item>
          </text:list>
          <text:p text:style-name="P21"/>
        </text:list-item>
        <text:list-item>
          <text:p text:style-name="P21">densityRho = 1.29</text:p>
          <text:list>
            <text:list-item>
              <text:p text:style-name="P17"><text:span text:style-name="T13">densidad del aire, se encuentra en </text:span><text:a xlink:type="simple" xlink:href="https://airdensityonline.com/track-results/Autodromo_Hermanos_Rodriguez/" text:style-name="Internet_20_link" text:visited-style-name="Visited_20_Internet_20_Link"><text:span text:style-name="T13">https://airdensityonline.com/track-results/Autodromo_Hermanos_Rodriguez/</text:span></text:a></text:p>
            </text:list-item>
          </text:list>
        </text:list-item>
        <text:list-item>
          <text:p text:style-name="P21">gravity = 9.8</text:p>
          <text:list>
            <text:list-item>
              <text:p text:style-name="P21">gravedad de la tierra</text:p>
            </text:list-item>
          </text:list>
        </text:list-item>
        <text:list-item>
          <text:p text:style-name="P21"><text:soft-page-break/>dragCoeficient = 0.45</text:p>
          <text:list>
            <text:list-item>
              <text:p text:style-name="P17"><text:span text:style-name="T13">coeficiente de arraste según la forma de una roca (esfera), </text:span><text:a xlink:type="simple" xlink:href="https://www.engineeringtoolbox.com/drag-coefficient-d_627.html" text:style-name="Internet_20_link" text:visited-style-name="Visited_20_Internet_20_Link"><text:span text:style-name="T13">https://www.engineeringtoolbox.com/drag-coefficient-d_627.html</text:span></text:a></text:p>
            </text:list-item>
          </text:list>
        </text:list-item>
      </text:list>
      <text:p text:style-name="P20"/>
      <text:list xml:id="list120035273456977" text:continue-numbering="true" text:style-name="L2">
        <text:list-item>
          <text:p text:style-name="P21">time = np.array(time,dtype=np.float)</text:p>
          <text:list>
            <text:list-item>
              <text:p text:style-name="P21">la lista creada con base en tiempo, (todos sus puntos)</text:p>
            </text:list-item>
          </text:list>
        </text:list-item>
      </text:list>
      <text:p text:style-name="P20"/>
      <text:list xml:id="list120034686398554" text:continue-numbering="true" text:style-name="L2">
        <text:list-item>
          <text:p text:style-name="P21">globalArrayLength = time.shape[0]</text:p>
          <text:list>
            <text:list-item>
              <text:p text:style-name="P21">El tamaño universal de todas las listas.</text:p>
            </text:list-item>
          </text:list>
        </text:list-item>
      </text:list>
      <text:p text:style-name="P20"/>
      <text:p text:style-name="P20"/>
      <text:p text:style-name="P20"><text:span text:style-name="T18">También</text:span> se incluye una <text:span text:style-name="T18">función</text:span> para cambiar <text:span text:style-name="T18">fácilmente</text:span> todas las variables, esta se llama updateBaseData.</text:p>
      <text:p text:style-name="P20"/>
      <text:p text:style-name="P32">Rock:</text:p>
      <text:p text:style-name="P22"/>
      <text:p text:style-name="P22">Esta clase es donde se guarda toda la información fundamental de la piedra, incluye listas como:</text:p>
      <text:p text:style-name="P22"/>
      <text:p text:style-name="P22">x → posiciones de coordenadas en x</text:p>
      <text:p text:style-name="P22">y → posiciones de coordenadas en y</text:p>
      <text:p text:style-name="P22">z → posiciones de coordenadas en z</text:p>
      <text:p text:style-name="P22"/>
      <text:p text:style-name="P22">x_dragForce → fuerza de resistencia en un punto de x</text:p>
      <text:p text:style-name="P22">y_dragForce → fuerza de resistencia en un punto de y</text:p>
      <text:p text:style-name="P22">z_dragForce → fuerza de resistencia en un punto de z</text:p>
      <text:p text:style-name="P22"/>
      <text:p text:style-name="P22">x_velocity → velocidad en el vector x</text:p>
      <text:p text:style-name="P22">y_velocity → velocidad en el vector y</text:p>
      <text:p text:style-name="P22">z_velocity → velocidad en el vector z</text:p>
      <text:p text:style-name="P22"/>
      <text:p text:style-name="P22">x_acceleration → aceleración en el vector x</text:p>
      <text:p text:style-name="P22">y_acceleration → aceleración en el vector y</text:p>
      <text:p text:style-name="P22">z_acceleration → aceleración en el vector z</text:p>
      <text:p text:style-name="P22"/>
      <text:p text:style-name="P22">tambien guarda variables como:</text:p>
      <text:p text:style-name="P22"/>
      <text:p text:style-name="P22">area → área de efecto del <text:span text:style-name="T9">arrastre</text:span></text:p>
      <text:p text:style-name="P22">mass → masa del objeto</text:p>
      <text:p text:style-name="P22"/>
      <text:p text:style-name="P22">weight → el peso del objeto (masa * gravedad)</text:p>
      <text:p text:style-name="P22"/>
      <text:p text:style-name="P22">drafForceCoeficient → calculando el coeficiente de <text:span text:style-name="T9">arrastre</text:span>, con la formula <draw:frame draw:style-name="fr2" draw:name="Object1" text:anchor-type="as-char" svg:y="-0.2508in" svg:width="0.4827in" svg:height="0.3992in" draw:z-index="0"><draw:object xlink:href="./Object 1" xlink:type="simple" xlink:show="embed" xlink:actuate="onLoad"/><draw:image xlink:href="./ObjectReplacements/Object 1" xlink:type="simple" xlink:show="embed" xlink:actuate="onLoad"/></draw:frame></text:p>
      <text:p text:style-name="P22"/>
      <text:p text:style-name="P22"><text:span text:style-name="T9">También</text:span>, si calculateWithoutDrag es verdadero, se va a calcular la linea sin <text:span text:style-name="T9">consideración</text:span> de arrastre</text:p>
      <text:p text:style-name="P22"/>
      <text:p text:style-name="P32">CalculateNext <text:span text:style-name="T11">(parte de rock)</text:span>:</text:p>
      <text:p text:style-name="P22"/>
      <text:p text:style-name="P22"><text:span text:style-name="T9">Aquí</text:span> es donde ocurren todos los <text:span text:style-name="T9">cálculos</text:span> <text:span text:style-name="T9">matemáticos</text:span> para la <text:span text:style-name="T9">trayectoria.</text:span> </text:p>
      <text:p text:style-name="P22"/>
      <text:p text:style-name="P22">El proceso es:</text:p>
      <text:p text:style-name="P22">crear un loop que se repita por todos los objetos dentro del codigo</text:p>
      <text:p text:style-name="P22"/>
      <text:p text:style-name="P22">sacar la <text:span text:style-name="T10">aceleración</text:span> de x en el siguiente punto usando <draw:frame draw:style-name="fr2" draw:name="Object2" text:anchor-type="as-char" svg:y="-0.2437in" svg:width="2.9083in" svg:height="0.3929in" draw:z-index="1"><draw:object xlink:href="./Object 2" xlink:type="simple" xlink:show="embed" xlink:actuate="onLoad"/><draw:image xlink:href="./ObjectReplacements/Object 2" xlink:type="simple" xlink:show="embed" xlink:actuate="onLoad"/></draw:frame></text:p>
      <text:p text:style-name="P22"><text:soft-page-break/>sacar la velocidad de x en el siguiente punto <draw:frame draw:style-name="fr2" draw:name="Object3" text:anchor-type="as-char" svg:y="-0.152in" svg:width="1.8791in" svg:height="0.2134in" draw:z-index="2"><draw:object xlink:href="./Object 3" xlink:type="simple" xlink:show="embed" xlink:actuate="onLoad"/><draw:image xlink:href="./ObjectReplacements/Object 3" xlink:type="simple" xlink:show="embed" xlink:actuate="onLoad"/></draw:frame></text:p>
      <text:p text:style-name="P22">sacar el siguiente punto de x considerando lo anterior<draw:frame draw:style-name="fr2" draw:name="Object4" text:anchor-type="as-char" svg:y="-0.2728in" svg:width="1.6362in" svg:height="0.4217in" draw:z-index="3"><draw:object xlink:href="./Object 4" xlink:type="simple" xlink:show="embed" xlink:actuate="onLoad"/><draw:image xlink:href="./ObjectReplacements/Object 4" xlink:type="simple" xlink:show="embed" xlink:actuate="onLoad"/></draw:frame></text:p>
      <text:p text:style-name="P22"/>
      <text:p text:style-name="P23">sacar la <text:span text:style-name="T10">aceleración</text:span> de y en el siguiente punto usando <draw:frame draw:style-name="fr2" draw:name="Object6" text:anchor-type="as-char" svg:y="-0.2437in" svg:width="3.1602in" svg:height="0.3929in" draw:z-index="5"><draw:object xlink:href="./Object 6" xlink:type="simple" xlink:show="embed" xlink:actuate="onLoad"/><draw:image xlink:href="./ObjectReplacements/Object 6" xlink:type="simple" xlink:show="embed" xlink:actuate="onLoad"/><svg:desc>formula</svg:desc></draw:frame></text:p>
      <text:p text:style-name="P23"/>
      <text:p text:style-name="P23">sacar la velocidad de y en el siguiente punto <draw:frame draw:style-name="fr2" draw:name="Object7" text:anchor-type="as-char" svg:y="-0.152in" svg:width="1.8953in" svg:height="0.2134in" draw:z-index="6"><draw:object xlink:href="./Object 7" xlink:type="simple" xlink:show="embed" xlink:actuate="onLoad"/><draw:image xlink:href="./ObjectReplacements/Object 7" xlink:type="simple" xlink:show="embed" xlink:actuate="onLoad"/><svg:desc>formula</svg:desc></draw:frame></text:p>
      <text:p text:style-name="P23">sacar el siguiente punto de y considerando lo anterior<draw:frame draw:style-name="fr2" draw:name="Object5" text:anchor-type="as-char" svg:y="-0.2728in" svg:width="1.652in" svg:height="0.4217in" draw:z-index="4"><draw:object xlink:href="./Object 5" xlink:type="simple" xlink:show="embed" xlink:actuate="onLoad"/><draw:image xlink:href="./ObjectReplacements/Object 5" xlink:type="simple" xlink:show="embed" xlink:actuate="onLoad"/><svg:desc>formula</svg:desc></draw:frame></text:p>
      <text:p text:style-name="P23"/>
      <text:p text:style-name="P23">sacar la <text:span text:style-name="T10">aceleración</text:span> de z en el siguiente punto usando <draw:frame draw:style-name="fr2" draw:name="Object9" text:anchor-type="as-char" svg:y="-0.2437in" svg:width="2.902in" svg:height="0.3929in" draw:z-index="8"><draw:object xlink:href="./Object 9" xlink:type="simple" xlink:show="embed" xlink:actuate="onLoad"/><draw:image xlink:href="./ObjectReplacements/Object 9" xlink:type="simple" xlink:show="embed" xlink:actuate="onLoad"/><svg:desc>formula</svg:desc></draw:frame></text:p>
      <text:p text:style-name="P23">sacar la velocidad de z en el siguiente punto <draw:frame draw:style-name="fr2" draw:name="Object10" text:anchor-type="as-char" svg:y="-0.152in" svg:width="1.8665in" svg:height="0.2134in" draw:z-index="9"><draw:object xlink:href="./Object 10" xlink:type="simple" xlink:show="embed" xlink:actuate="onLoad"/><draw:image xlink:href="./ObjectReplacements/Object 10" xlink:type="simple" xlink:show="embed" xlink:actuate="onLoad"/><svg:desc>formula</svg:desc></draw:frame></text:p>
      <text:p text:style-name="P23">sacar el siguiente punto de z considerando lo anterior<draw:frame draw:style-name="fr2" draw:name="Object8" text:anchor-type="as-char" svg:y="-0.2728in" svg:width="1.6236in" svg:height="0.4217in" draw:z-index="7"><draw:object xlink:href="./Object 8" xlink:type="simple" xlink:show="embed" xlink:actuate="onLoad"/><draw:image xlink:href="./ObjectReplacements/Object 8" xlink:type="simple" xlink:show="embed" xlink:actuate="onLoad"/><svg:desc>formula</svg:desc></draw:frame></text:p>
      <text:p text:style-name="P23"/>
      <text:p text:style-name="P24">si y es menor a 0, el programa dejara de sacar mas valores para ahorrar tiempo.</text:p>
      <text:p text:style-name="P24"/>
      <text:p text:style-name="P33">Plotter:</text:p>
      <text:p text:style-name="P24"/>
      <text:p text:style-name="P25">tiene 2 funciones extras:</text:p>
      <text:list xml:id="list3883501250" text:style-name="L3">
        <text:list-item>
          <text:p text:style-name="P26">plot</text:p>
        </text:list-item>
        <text:list-item>
          <text:p text:style-name="P26">getSpecialPoints</text:p>
        </text:list-item>
      </text:list>
      <text:p text:style-name="P25"/>
      <text:p text:style-name="P25">Plotter toma los rangos del disparo que gustes agregar, y la cantidad de disparos que gustas, al igual que la cantidad de disparos que serán calculados, <text:span text:style-name="T28">al igual que rangos de tamaño del objeto.</text:span></text:p>
      <text:p text:style-name="P25"/>
      <text:p text:style-name="P25">Crea las lineas, <text:span text:style-name="T12">y las calcula usando el </text:span><text:span text:style-name="T18">método</text:span><text:span text:style-name="T12"> calculateNext de Rock.</text:span></text:p>
      <text:p text:style-name="P25"/>
      <text:p text:style-name="P34">Plot:</text:p>
      <text:p text:style-name="P27">Crea una tabla con todas las lineas en 3D y lo representa <text:span text:style-name="T16">en pantalla</text:span></text:p>
      <text:p text:style-name="P27"/>
      <text:p text:style-name="P34">Ge<text:span text:style-name="T16">t</text:span>SpecialPoints:</text:p>
      <text:p text:style-name="P27">Crea una lista de los puntos especiales, como la distancia recorrida, altura <text:span text:style-name="T18">máxima</text:span>, etc. </text:p>
      <text:p text:style-name="P27">Le da un formato lindo</text:p>
      <text:p text:style-name="P27"/>
      <text:p text:style-name="P30">Parte3 <text:span text:style-name="T18">razón</text:span> de <text:span text:style-name="T18">elección</text:span> de variables:</text:p>
      <text:p text:style-name="P27"/>
      <text:p text:style-name="P27">El rango de tiempo fue elegido de 0 a 100 s porque todo cabe dentro de ese rango.</text:p>
      <text:p text:style-name="P27">El cambio de tiempo <text:span text:style-name="T14">elegí</text:span> 0.02 porque es un rango decente que mi computadora soporta, y no he tenido problemas con ello.</text:p>
      <text:p text:style-name="P27"/>
      <text:p text:style-name="P28">Elegí valores de velocidades de inicio que cayeran dentro de 100 a 200 m/s porque en promedio los proyectiles son expulsado entre esas velocidades, con la máxima velocidad posible (pero improbable) siendo 212.13 m/s, algo posible, pero improbable. De la misma forma, me asegure que el menor angulo de disparo sea 45 grados, ya que de esa forma me aseguro que lo que es expulsado supere en angulo <text:span text:style-name="T15">mínimo</text:span> de <text:span text:style-name="T16">un </text:span><text:span text:style-name="T18">volcán.</text:span></text:p>
      <text:p text:style-name="P28"/>
      <text:p text:style-name="P35">Adicionalmente, encontré que la piedra mas abundante del popocatepetl es la andesita, el cual tiene una densidad de entre 2.4 a 2.8 g/cm<text:span text:style-name="T19">3 </text:span><text:span text:style-name="T20">sabiendo esto, </text:span><text:soft-page-break/><text:span text:style-name="T20">utilicé la formula </text:span><text:span text:style-name="T20"><draw:frame draw:style-name="fr1" draw:name="Object11" text:anchor-type="as-char" svg:y="-0.1484in" svg:width="0.402in" svg:height="0.1839in" draw:z-index="10"><draw:object xlink:href="./Object 11" xlink:type="simple" xlink:show="embed" xlink:actuate="onLoad"/><draw:image xlink:href="./ObjectReplacements/Object 11" xlink:type="simple" xlink:show="embed" xlink:actuate="onLoad"/></draw:frame></text:span><text:span text:style-name="T20">, pero el problema es que mi medida esta en g y cm, entonces antes tuve que cambiar mi densidad a kg/m³ y para hacer esto, no hay mejor forma que multiplicarlo por 1000, </text:span><text:span text:style-name="T21">lo cual me deja con una densidad de 2600(porque tome el promedio de densidades de andesita). Lo que esto deja, es solamente sacar el área del objeto. ¿Recuerdas que al definir el valor de plotter, damos un rango de pesos?, bueno, para eso se pidió, lo podemos sacar lo la formula de área, y nuestra formula final seria :</text:span></text:p>
      <text:p text:style-name="P35"><text:span text:style-name="T21"/></text:p>
      <text:p text:style-name="P35"><text:span text:style-name="T21"><draw:frame draw:style-name="fr1" draw:name="Object12" text:anchor-type="as-char" svg:y="-0.172in" svg:width="0.798in" svg:height="0.2075in" draw:z-index="11"><draw:object xlink:href="./Object 12" xlink:type="simple" xlink:show="embed" xlink:actuate="onLoad"/><draw:image xlink:href="./ObjectReplacements/Object 12" xlink:type="simple" xlink:show="embed" xlink:actuate="onLoad"/></draw:frame></text:span></text:p>
      <text:p text:style-name="P35"><text:span text:style-name="T21"/></text:p>
      <text:p text:style-name="P36"><text:span text:style-name="T20">para sacar el </text:span><text:span text:style-name="T27">área</text:span><text:span text:style-name="T20"> que esta en contacto con el aire, es </text:span><text:span text:style-name="T27">fácil</text:span><text:span text:style-name="T20">, si aplanamos nuestra esfera </text:span><text:span text:style-name="T27">teórica</text:span><text:span text:style-name="T20">, tendremos una buena </text:span><text:span text:style-name="T27">aproximación</text:span><text:span text:style-name="T20"> de que </text:span><text:span text:style-name="T27">área</text:span><text:span text:style-name="T20"> esta tocando al aire. </text:span></text:p>
      <text:p text:style-name="P36"><text:span text:style-name="T20"/></text:p>
      <text:p text:style-name="P36"><text:span text:style-name="T20"><draw:frame draw:style-name="fr1" draw:name="Object13" text:anchor-type="as-char" svg:y="-0.172in" svg:width="0.322in" svg:height="0.2075in" draw:z-index="12"><draw:object xlink:href="./Object 13" xlink:type="simple" xlink:show="embed" xlink:actuate="onLoad"/><draw:image xlink:href="./ObjectReplacements/Object 13" xlink:type="simple" xlink:show="embed" xlink:actuate="onLoad"/></draw:frame></text:span></text:p>
      <text:p text:style-name="P36"><text:span text:style-name="T20"/></text:p>
      <text:p text:style-name="P36"><text:span text:style-name="T20">y de </text:span><text:span text:style-name="T27">ahí</text:span><text:span text:style-name="T20"> ya tenemos todas </text:span><text:span text:style-name="T27">nuestras</text:span><text:span text:style-name="T20"> formulas. </text:span></text:p>
      <text:p text:style-name="P36"><text:span text:style-name="T20"/></text:p>
      <text:p text:style-name="P37"><text:span text:style-name="T23">Para sacar el tamaño de las piedras, se considera un numero aleatorio desde 0.01 m de radio, hasta los </text:span><text:span text:style-name="T24">1</text:span><text:span text:style-name="T23"> m, </text:span><text:span text:style-name="T24">creando un peso máximo de una roca de 8168.14kg, ya que la piedra volcánica mas grande expulsada por un volcán ha sido de 5 m, creo que es seguro creer que una piedra de 2 m de altitud es posible.</text:span></text:p>
      <text:p text:style-name="P37"><text:span text:style-name="T24"/></text:p>
      <text:p text:style-name="P38"><text:span text:style-name="T24">Finalmente, </text:span><text:span text:style-name="T25">la densidad del aire es la densidad en la CDMX, pleaneo en el futuro cambiar la densidad a una formula según la altura, pero por el momento es una constante</text:span><text:span text:style-name="T24">. </text:span></text:p>
      <text:p text:style-name="P38"><text:span text:style-name="T25"/></text:p>
      <text:p text:style-name="P39"><text:span text:style-name="T22">Mis planes a futuro son:</text:span></text:p>
      <text:p text:style-name="P39"><text:span text:style-name="T22"/></text:p>
      <text:p text:style-name="P39"><text:span text:style-name="T22">- Agregar soporte de GPU, para que la computacion de millones de lineas sea mas rapido</text:span></text:p>
      <text:p text:style-name="P39"><text:span text:style-name="T22"/></text:p>
      <text:p text:style-name="P39"><text:span text:style-name="T22">- Guardar lineas en una tabla </text:span><text:span text:style-name="T26">para tener que computar solo 1 vez todo, y poderlas usarlas mas adelante</text:span></text:p>
      <text:p text:style-name="P39"><text:span text:style-name="T26"/></text:p>
      <text:p text:style-name="P39"><text:span text:style-name="T26">- Hacer un UI para que pueda ser mas interactivo</text:span></text:p>
      <text:p text:style-name="P39"><text:span text:style-name="T2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Ubuntu Mono1" svg:font-family="'Ubuntu Mono'" style:font-pitch="fixed"/>
    <style:font-face style:name="Ubuntu Mono" svg:font-family="'Ubuntu Mono'"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6-21T15:22:33.792164413</meta:creation-date>
    <meta:generator>LibreOffice/6.4.6.2$Linux_X86_64 LibreOffice_project/40$Build-2</meta:generator>
    <dc:date>2020-10-09T12:00:34.115324822</dc:date>
    <meta:editing-duration>PT28M42S</meta:editing-duration>
    <meta:editing-cycles>3</meta:editing-cycles>
    <meta:document-statistic meta:table-count="0" meta:image-count="0" meta:object-count="13" meta:page-count="4" meta:paragraph-count="102" meta:word-count="1173" meta:character-count="6623" meta:non-whitespace-character-count="5557"/>
  </office:meta>
</office:document-meta>
</file>

<file path=Object 1/content.xml><?xml version="1.0" encoding="utf-8"?>
<math xmlns="http://www.w3.org/1998/Math/MathML" display="block">
  <semantics>
    <mfrac>
      <mrow>
        <mi>ρ</mi>
        <mi>A</mi>
        <mi>C</mi>
      </mrow>
      <mn>2</mn>
    </mfrac>
    <annotation encoding="StarMath 5.0">{%rho A C} over {2} </annotation>
  </semantics>
</math>
</file>

<file path=Object 10/content.xml><?xml version="1.0" encoding="utf-8"?>
<math xmlns="http://www.w3.org/1998/Math/MathML" display="block">
  <semantics>
    <mrow>
      <msub>
        <mi>V</mi>
        <mi>z</mi>
      </msub>
      <mrow>
        <mrow>
          <mo fence="true" stretchy="false">(</mo>
          <mrow>
            <mrow>
              <mrow>
                <mi>t</mi>
                <mo stretchy="false">−</mo>
                <mi mathvariant="normal">Δ</mi>
              </mrow>
              <mi>t</mi>
            </mrow>
          </mrow>
          <mo fence="true" stretchy="false">)</mo>
        </mrow>
        <mo stretchy="false">+</mo>
        <msub>
          <mi>a</mi>
          <mi>z</mi>
        </msub>
      </mrow>
      <mrow>
        <mrow>
          <mo fence="true" stretchy="false">(</mo>
          <mrow>
            <mrow>
              <mrow>
                <mi>t</mi>
                <mo stretchy="false">−</mo>
                <mi mathvariant="normal">Δ</mi>
              </mrow>
              <mi>t</mi>
            </mrow>
          </mrow>
          <mo fence="true" stretchy="false">)</mo>
        </mrow>
        <mo stretchy="false">×</mo>
        <mi mathvariant="normal">Δ</mi>
      </mrow>
      <mi>t</mi>
    </mrow>
    <annotation encoding="StarMath 5.0">V_{ z }( t- %DELTA  t) + a_{z }( t- %DELTA  t) times %DELTA  t</annotation>
  </semantics>
</math>
</file>

<file path=Object 11/content.xml><?xml version="1.0" encoding="utf-8"?>
<math xmlns="http://www.w3.org/1998/Math/MathML" display="block">
  <semantics>
    <mrow>
      <mi>a</mi>
      <mo stretchy="false">×</mo>
      <mi>d</mi>
    </mrow>
    <annotation encoding="StarMath 5.0">a times d</annotation>
  </semantics>
</math>
</file>

<file path=Object 12/content.xml><?xml version="1.0" encoding="utf-8"?>
<math xmlns="http://www.w3.org/1998/Math/MathML" display="block">
  <semantics>
    <mrow>
      <mi>π</mi>
      <mrow>
        <msup>
          <mi>r</mi>
          <mn>3</mn>
        </msup>
        <mo stretchy="false">×</mo>
        <mn>2600</mn>
      </mrow>
    </mrow>
    <annotation encoding="StarMath 5.0">%pi r^{ 3 } times 2600</annotation>
  </semantics>
</math>
</file>

<file path=Object 13/content.xml><?xml version="1.0" encoding="utf-8"?>
<math xmlns="http://www.w3.org/1998/Math/MathML" display="block">
  <semantics>
    <mrow>
      <mi>π</mi>
      <msup>
        <mi>r</mi>
        <mn>2</mn>
      </msup>
    </mrow>
    <annotation encoding="StarMath 5.0">%pi r^{ 2 }</annotation>
  </semantics>
</math>
</file>

<file path=Object 2/content.xml><?xml version="1.0" encoding="utf-8"?>
<math xmlns="http://www.w3.org/1998/Math/MathML" display="block">
  <semantics>
    <mrow>
      <mrow>
        <mfrac>
          <mrow>
            <mo stretchy="false">−</mo>
            <mi>D</mi>
          </mrow>
          <mi>m</mi>
        </mfrac>
        <mo stretchy="false">×</mo>
        <msqrt>
          <mrow>
            <msub>
              <mi>V</mi>
              <mi>x</mi>
            </msub>
            <mrow>
              <msup>
                <mrow>
                  <mo fence="true" stretchy="false">(</mo>
                  <mrow>
                    <mi>t</mi>
                  </mrow>
                  <mo fence="true" stretchy="false">)</mo>
                </mrow>
                <mn>2</mn>
              </msup>
              <mo stretchy="false">×</mo>
              <msub>
                <mi>V</mi>
                <mi>y</mi>
              </msub>
            </mrow>
            <msup>
              <mrow>
                <mo fence="true" stretchy="false">(</mo>
                <mrow>
                  <mi>t</mi>
                </mrow>
                <mo fence="true" stretchy="false">)</mo>
              </mrow>
              <mn>2</mn>
            </msup>
            <msub>
              <mi mathvariant="italic">timesV</mi>
              <mi>z</mi>
            </msub>
            <msup>
              <mrow>
                <mo fence="true" stretchy="false">(</mo>
                <mrow>
                  <mi>t</mi>
                </mrow>
                <mo fence="true" stretchy="false">)</mo>
              </mrow>
              <mn>2</mn>
            </msup>
          </mrow>
        </msqrt>
        <mo stretchy="false">×</mo>
        <msub>
          <mi>V</mi>
          <mi>x</mi>
        </msub>
      </mrow>
      <mrow>
        <mo fence="true" stretchy="false">(</mo>
        <mrow>
          <mi>t</mi>
        </mrow>
        <mo fence="true" stretchy="false">)</mo>
      </mrow>
    </mrow>
    <annotation encoding="StarMath 5.0">- {D} over {m} times sqrt{V_{x}(t)^{2} times V_{y}(t)^{2} timesV_{z}(t)^{2}  }  times V_{x}(t)</annotation>
  </semantics>
</math>
</file>

<file path=Object 3/content.xml><?xml version="1.0" encoding="utf-8"?>
<math xmlns="http://www.w3.org/1998/Math/MathML" display="block">
  <semantics>
    <mrow>
      <msub>
        <mi>V</mi>
        <mi>x</mi>
      </msub>
      <mrow>
        <mrow>
          <mo fence="true" stretchy="false">(</mo>
          <mrow>
            <mrow>
              <mrow>
                <mi>t</mi>
                <mo stretchy="false">−</mo>
                <mi mathvariant="normal">Δ</mi>
              </mrow>
              <mi>t</mi>
            </mrow>
          </mrow>
          <mo fence="true" stretchy="false">)</mo>
        </mrow>
        <mo stretchy="false">+</mo>
        <msub>
          <mi>a</mi>
          <mi>x</mi>
        </msub>
      </mrow>
      <mrow>
        <mrow>
          <mo fence="true" stretchy="false">(</mo>
          <mrow>
            <mrow>
              <mrow>
                <mi>t</mi>
                <mo stretchy="false">−</mo>
                <mi mathvariant="normal">Δ</mi>
              </mrow>
              <mi>t</mi>
            </mrow>
          </mrow>
          <mo fence="true" stretchy="false">)</mo>
        </mrow>
        <mo stretchy="false">×</mo>
        <mi mathvariant="normal">Δ</mi>
      </mrow>
      <mi>t</mi>
    </mrow>
    <annotation encoding="StarMath 5.0">V_{ x }( t- %DELTA  t) + a_{x }( t- %DELTA  t) times %DELTA  t</annotation>
  </semantics>
</math>
</file>

<file path=Object 4/content.xml><?xml version="1.0" encoding="utf-8"?>
<math xmlns="http://www.w3.org/1998/Math/MathML" display="block">
  <semantics>
    <mrow>
      <msub>
        <mi>V</mi>
        <mi>x</mi>
      </msub>
      <mrow>
        <mrow>
          <mo fence="true" stretchy="false">(</mo>
          <mrow>
            <mi>t</mi>
          </mrow>
          <mo fence="true" stretchy="false">)</mo>
        </mrow>
        <mo stretchy="false">×</mo>
        <mi mathvariant="normal">Δ</mi>
      </mrow>
      <mrow>
        <mi>t</mi>
        <mo stretchy="false">+</mo>
        <mrow>
          <mfrac>
            <mrow>
              <msub>
                <mi>a</mi>
                <mi>x</mi>
              </msub>
              <mrow>
                <mo fence="true" stretchy="false">(</mo>
                <mrow>
                  <mi>t</mi>
                </mrow>
                <mo fence="true" stretchy="false">)</mo>
              </mrow>
            </mrow>
            <mn>2</mn>
          </mfrac>
          <mo stretchy="false">×</mo>
          <mi mathvariant="normal">Δ</mi>
        </mrow>
      </mrow>
      <msup>
        <mi>t</mi>
        <mn>2</mn>
      </msup>
    </mrow>
    <annotation encoding="StarMath 5.0">V_{ x }( t ) times %DELTA t + { {a_{x}(t)} over {2}} times  %DELTA t ^ {2}</annotation>
  </semantics>
</math>
</file>

<file path=Object 5/content.xml><?xml version="1.0" encoding="utf-8"?>
<math xmlns="http://www.w3.org/1998/Math/MathML" display="block">
  <semantics>
    <mrow>
      <msub>
        <mi>V</mi>
        <mi>y</mi>
      </msub>
      <mrow>
        <mrow>
          <mo fence="true" stretchy="false">(</mo>
          <mrow>
            <mi>t</mi>
          </mrow>
          <mo fence="true" stretchy="false">)</mo>
        </mrow>
        <mo stretchy="false">×</mo>
        <mi mathvariant="normal">Δ</mi>
      </mrow>
      <mrow>
        <mi>t</mi>
        <mo stretchy="false">+</mo>
        <mrow>
          <mfrac>
            <mrow>
              <msub>
                <mi>a</mi>
                <mi>y</mi>
              </msub>
              <mrow>
                <mo fence="true" stretchy="false">(</mo>
                <mrow>
                  <mi>t</mi>
                </mrow>
                <mo fence="true" stretchy="false">)</mo>
              </mrow>
            </mrow>
            <mn>2</mn>
          </mfrac>
          <mo stretchy="false">×</mo>
          <mi mathvariant="normal">Δ</mi>
        </mrow>
      </mrow>
      <msup>
        <mi>t</mi>
        <mn>2</mn>
      </msup>
    </mrow>
    <annotation encoding="StarMath 5.0">V_{ y }( t ) times %DELTA t + { {a_{y}(t)} over {2}} times  %DELTA t ^ {2}</annotation>
  </semantics>
</math>
</file>

<file path=Object 6/content.xml><?xml version="1.0" encoding="utf-8"?>
<math xmlns="http://www.w3.org/1998/Math/MathML" display="block">
  <semantics>
    <mrow>
      <mrow>
        <mrow>
          <mo stretchy="false">−</mo>
          <mi>g</mi>
        </mrow>
        <mo stretchy="false">−</mo>
        <mrow>
          <mfrac>
            <mi>D</mi>
            <mi>m</mi>
          </mfrac>
          <mo stretchy="false">×</mo>
          <msqrt>
            <mrow>
              <msub>
                <mi>V</mi>
                <mi>x</mi>
              </msub>
              <mrow>
                <msup>
                  <mrow>
                    <mo fence="true" stretchy="false">(</mo>
                    <mrow>
                      <mi>t</mi>
                    </mrow>
                    <mo fence="true" stretchy="false">)</mo>
                  </mrow>
                  <mn>2</mn>
                </msup>
                <mo stretchy="false">×</mo>
                <msub>
                  <mi>V</mi>
                  <mi>y</mi>
                </msub>
              </mrow>
              <msup>
                <mrow>
                  <mo fence="true" stretchy="false">(</mo>
                  <mrow>
                    <mi>t</mi>
                  </mrow>
                  <mo fence="true" stretchy="false">)</mo>
                </mrow>
                <mn>2</mn>
              </msup>
              <msub>
                <mi mathvariant="italic">timesV</mi>
                <mi>z</mi>
              </msub>
              <msup>
                <mrow>
                  <mo fence="true" stretchy="false">(</mo>
                  <mrow>
                    <mi>t</mi>
                  </mrow>
                  <mo fence="true" stretchy="false">)</mo>
                </mrow>
                <mn>2</mn>
              </msup>
            </mrow>
          </msqrt>
          <mo stretchy="false">×</mo>
          <msub>
            <mi>V</mi>
            <mi>y</mi>
          </msub>
        </mrow>
      </mrow>
      <mrow>
        <mo fence="true" stretchy="false">(</mo>
        <mrow>
          <mi>t</mi>
        </mrow>
        <mo fence="true" stretchy="false">)</mo>
      </mrow>
    </mrow>
    <annotation encoding="StarMath 5.0">- g - {D} over {m} times sqrt{V_{x}(t)^{2} times V_{y}(t)^{2} timesV_{z}(t)^{2}  }  times V_{y}(t)</annotation>
  </semantics>
</math>
</file>

<file path=Object 7/content.xml><?xml version="1.0" encoding="utf-8"?>
<math xmlns="http://www.w3.org/1998/Math/MathML" display="block">
  <semantics>
    <mrow>
      <msub>
        <mi>V</mi>
        <mi>y</mi>
      </msub>
      <mrow>
        <mrow>
          <mo fence="true" stretchy="false">(</mo>
          <mrow>
            <mrow>
              <mrow>
                <mi>t</mi>
                <mo stretchy="false">−</mo>
                <mi mathvariant="normal">Δ</mi>
              </mrow>
              <mi>t</mi>
            </mrow>
          </mrow>
          <mo fence="true" stretchy="false">)</mo>
        </mrow>
        <mo stretchy="false">+</mo>
        <msub>
          <mi>a</mi>
          <mi>y</mi>
        </msub>
      </mrow>
      <mrow>
        <mrow>
          <mo fence="true" stretchy="false">(</mo>
          <mrow>
            <mrow>
              <mrow>
                <mi>t</mi>
                <mo stretchy="false">−</mo>
                <mi mathvariant="normal">Δ</mi>
              </mrow>
              <mi>t</mi>
            </mrow>
          </mrow>
          <mo fence="true" stretchy="false">)</mo>
        </mrow>
        <mo stretchy="false">×</mo>
        <mi mathvariant="normal">Δ</mi>
      </mrow>
      <mi>t</mi>
    </mrow>
    <annotation encoding="StarMath 5.0">V_{ y }( t- %DELTA  t) + a_{y }( t- %DELTA  t) times %DELTA  t</annotation>
  </semantics>
</math>
</file>

<file path=Object 8/content.xml><?xml version="1.0" encoding="utf-8"?>
<math xmlns="http://www.w3.org/1998/Math/MathML" display="block">
  <semantics>
    <mrow>
      <msub>
        <mi>V</mi>
        <mi>z</mi>
      </msub>
      <mrow>
        <mrow>
          <mo fence="true" stretchy="false">(</mo>
          <mrow>
            <mi>t</mi>
          </mrow>
          <mo fence="true" stretchy="false">)</mo>
        </mrow>
        <mo stretchy="false">×</mo>
        <mi mathvariant="normal">Δ</mi>
      </mrow>
      <mrow>
        <mi>t</mi>
        <mo stretchy="false">+</mo>
        <mrow>
          <mfrac>
            <mrow>
              <msub>
                <mi>a</mi>
                <mi>z</mi>
              </msub>
              <mrow>
                <mo fence="true" stretchy="false">(</mo>
                <mrow>
                  <mi>t</mi>
                </mrow>
                <mo fence="true" stretchy="false">)</mo>
              </mrow>
            </mrow>
            <mn>2</mn>
          </mfrac>
          <mo stretchy="false">×</mo>
          <mi mathvariant="normal">Δ</mi>
        </mrow>
      </mrow>
      <msup>
        <mi>t</mi>
        <mn>2</mn>
      </msup>
    </mrow>
    <annotation encoding="StarMath 5.0">V_{ z }( t ) times %DELTA t + { {a_{z}(t)} over {2}} times  %DELTA t ^ {2}</annotation>
  </semantics>
</math>
</file>

<file path=Object 9/content.xml><?xml version="1.0" encoding="utf-8"?>
<math xmlns="http://www.w3.org/1998/Math/MathML" display="block">
  <semantics>
    <mrow>
      <mrow>
        <mfrac>
          <mrow>
            <mo stretchy="false">−</mo>
            <mi>D</mi>
          </mrow>
          <mi>m</mi>
        </mfrac>
        <mo stretchy="false">×</mo>
        <msqrt>
          <mrow>
            <msub>
              <mi>V</mi>
              <mi>x</mi>
            </msub>
            <mrow>
              <msup>
                <mrow>
                  <mo fence="true" stretchy="false">(</mo>
                  <mrow>
                    <mi>t</mi>
                  </mrow>
                  <mo fence="true" stretchy="false">)</mo>
                </mrow>
                <mn>2</mn>
              </msup>
              <mo stretchy="false">×</mo>
              <msub>
                <mi>V</mi>
                <mi>y</mi>
              </msub>
            </mrow>
            <msup>
              <mrow>
                <mo fence="true" stretchy="false">(</mo>
                <mrow>
                  <mi>t</mi>
                </mrow>
                <mo fence="true" stretchy="false">)</mo>
              </mrow>
              <mn>2</mn>
            </msup>
            <msub>
              <mi mathvariant="italic">timesV</mi>
              <mi>z</mi>
            </msub>
            <msup>
              <mrow>
                <mo fence="true" stretchy="false">(</mo>
                <mrow>
                  <mi>t</mi>
                </mrow>
                <mo fence="true" stretchy="false">)</mo>
              </mrow>
              <mn>2</mn>
            </msup>
          </mrow>
        </msqrt>
        <mo stretchy="false">×</mo>
        <msub>
          <mi>V</mi>
          <mi>z</mi>
        </msub>
      </mrow>
      <mrow>
        <mo fence="true" stretchy="false">(</mo>
        <mrow>
          <mi>t</mi>
        </mrow>
        <mo fence="true" stretchy="false">)</mo>
      </mrow>
    </mrow>
    <annotation encoding="StarMath 5.0">- {D} over {m} times sqrt{V_{x}(t)^{2} times V_{y}(t)^{2} timesV_{z}(t)^{2}  }  times V_{z}(t)</annotation>
  </semantics>
</math>
</file>